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Text_20_body" style:master-page-name="Index">
      <style:paragraph-properties style:page-number="auto"/>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6">
      <style:paragraph-properties fo:margin-left="3.002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821197015" text:style-name="L1">
        <text:list-header>
          <text:p text:style-name="P34">❏<text:tab/>Database server (MySQL)</text:p>
          <text:p text:style-name="P34">❏<text:tab/>Web server (Apache)</text:p>
          <text:p text:style-name="P38"/>
          <text:p text:style-name="P38">Depending on your setup you may have to install additional components like:</text:p>
          <text:p text:style-name="P34">❏<text:tab/>DHCP server (ISC DHCP)</text:p>
          <text:p text:style-name="P34">❏<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748223897" text:style-name="L2">
              <text:list-header>
                <text:p text:style-name="P32">◾ Intel or AMD CPU 3 GHz</text:p>
              </text:list-header>
            </text:list>
            <text:list xml:id="list1502192108"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351934860" text:style-name="L4">
        <text:list-header>
          <text:p text:style-name="P35">❏<text:tab/>Red Hat Enterprise Linux 5.x Server</text:p>
          <text:p text:style-name="P3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773641665" text:style-name="L5">
        <text:list-header>
          <text:p text:style-name="P36">❏<text:tab/>Enable Firewall</text:p>
          <text:p text:style-name="P36">❏<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0-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ocale-gettext, perl-Log-Log4perl (&gt;= 1.11), perl-LWP-UserAgent, perl-Net-MAC, perl-Net-MAC-Vendor, perl-Net-Netmask, perl-Net-Pcap (&gt;= 0.16), perl-Net-SNMP, perl-Net-Telnet, perl-Parse-RecDescent, perl-rrdtoo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349373131" text:style-name="L6">
        <text:list-item>
          <text:p text:style-name="P21"><text:s/>List of VLANs managed by PacketFence</text:p>
        </text:list-item>
        <text:list-item>
          <text:p text:style-name="P21"><text:s/>Default SNMP read/write communities for the switches</text:p>
        </text:list-item>
        <text:list-item>
          <text:p text:style-name="P21"><text:s/>Default working mode (see note about working mode below)</text:p>
        </text:list-item>
      </text:list>
      <text:p text:style-name="Text_20_body">and a switch section for each switch (managed by PacketFence) including:</text:p>
      <text:list xml:id="list313830233" text:style-name="L7">
        <text:list-item>
          <text:p text:style-name="P22"><text:s/>Switch IP</text:p>
        </text:list-item>
        <text:list-item>
          <text:p text:style-name="P22"><text:s/>Switch vendor/type (so that the correct subclasses of pf::SNMP are instantiated)</text:p>
        </text:list-item>
        <text:list-item>
          <text:p text:style-name="P22"><text:s/>Switch uplink ports (trunks and non-managed ports)</text:p>
        </text:list-item>
      </text:list>
      <text:p text:style-name="Text_20_body"/>
      <text:p text:style-name="P11">Working modes</text:p>
      <text:p text:style-name="Text_20_body">There are three different working modes:</text:p>
      <text:list xml:id="list1299302482" text:style-name="L8">
        <text:list-item>
          <text:p text:style-name="P23"><text:s/>Testing: pfsetvlan writes in the log files what it would normally do, but it doesn't do anything.</text:p>
        </text:list-item>
        <text:list-item>
          <text:p text:style-name="P23"><text:s/>Registration: pfsetvlan automatically-register all MAC addresses seen on the switch ports. As in testing mode, no VLAN changes are done.</text:p>
        </text:list-item>
        <text:list-item>
          <text:p text:style-name="P23"><text:s/>Production: pfsetvlan sends the SNMP writes to change the VLAN on the switch ports. </text:p>
        </text:list-item>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text:soft-page-break/>isolationVlan = 3<text:line-break/>macDetectionVlan = 4<text:line-break/>VoIPEnabled = no</text:p>
      <text:p text:style-name="Code">[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text:soft-page-break/>[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1828344098" text:continue-list="list1349373131"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1"><text:span text:style-name="Code_20__28_inline_29_"/></text:p>
          <text:p text:style-name="P2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text:soft-page-break/>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text:soft-pag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text:soft-pag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590022114" text:style-name="L9">
        <text:list-item>
          <text:p text:style-name="P24">any device in VLAN 2 can communicate with PacketFence through (and only through) eth0.2</text:p>
        </text:list-item>
        <text:list-item>
          <text:p text:style-name="P24">any device in VLAN 2 can not communicate with any device in any other VLAN</text:p>
        </text:list-item>
        <text:list-item>
          <text:p text:style-name="P24">any device in VLAN 3 can communicate with PacketFence through (and only through) eth0.3</text:p>
        </text:list-item>
        <text:list-item>
          <text:p text:style-name="P24">any device in VLAN 3 can not communicate with any device in any other VLAN</text:p>
        </text:list-item>
        <text:list-item>
          <text:p text:style-name="P24">any device in VLAN 4 can not communicate with any device in any other VLAN</text:p>
        </text:list-item>
      </text:list>
      <text:p text:style-name="Text_20_body"/>
      <text:p text:style-name="Text_20_body">Make sure PacketFence receives traps from the switches:</text:p>
      <text:list xml:id="list396601635" text:style-name="L10">
        <text:list-item>
          <text:p text:style-name="P25">configure the Catalyst 2900 switch to send linkUp/linkDown traps to PacketFence</text:p>
        </text:list-item>
        <text:list-item>
          <text:p text:style-name="P25">configure the Catalyst 2960 switch to send port-security traps to PacketFence</text:p>
        </text:list-item>
      </text:list>
      <text:list xml:id="list868852640" text:style-name="L11">
        <text:list-item>
          <text:p text:style-name="P26">plug a device on each switch</text:p>
        </text:list-item>
        <text:list-item>
          <text:p text:style-name="P26">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acketfence.log</text:span></text:p>
        </text:list-item>
      </text:list>
      <text:p text:style-name="P5"><text:soft-page-break/></text:p>
      <text:p text:style-name="Text_20_body">Make sure there are no error messages in <text:span text:style-name="Code_20__28_inline_29_">/usr/local/pf/logs/error*</text:span> nor in <text:span text:style-name="Code_20__28_inline_29_">/usr/local/pf/logs/packetfence.log</text:span> while PacketFence starts </text:p>
      <text:p text:style-name="Text_20_body">Plug an unregistered computer in a switch and make sure:</text:p>
      <text:list xml:id="list891934363" text:style-name="L12">
        <text:list-item>
          <text:p text:style-name="P27">the port is put in VLAN 2</text:p>
        </text:list-item>
        <text:list-item>
          <text:p text:style-name="P27">the computer gets an IP in VLAN 2</text:p>
        </text:list-item>
        <text:list-item>
          <text:p text:style-name="P27">any DNS request resolves to PacketFence (use nslookup (for example)</text:p>
        </text:list-item>
        <text:list-item>
          <text:p text:style-name="P2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31912717" text:style-name="L13">
        <text:list-item>
          <text:p text:style-name="P28">the computer is put in VLAN 3 (see <text:span text:style-name="Code_20__28_inline_29_">/usr/local/pf/logs/packetfence.log</text:span>)</text:p>
        </text:list-item>
        <text:list-item>
          <text:p text:style-name="P28">you can see a message in the browser explaining why the computer is isolated</text:p>
        </text:list-item>
        <text:list-item>
          <text:p text:style-name="P28">you can re-enable your network access on your own</text:p>
        </text:list-item>
      </text:list>
      <text:h text:style-name="P3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2-09T14:50:01</dc:date>
    <meta:editing-cycles>496</meta:editing-cycles>
    <meta:editing-duration>PT249H36M20S</meta:editing-duration>
    <meta:document-statistic meta:table-count="3" meta:image-count="2" meta:object-count="0" meta:page-count="27" meta:paragraph-count="331" meta:word-count="3206" meta:character-count="22872"/>
    <meta:user-defined meta:name="Info 1"/>
    <meta:user-defined meta:name="Info 2"/>
    <meta:user-defined meta:name="Info 3"/>
    <meta:user-defined meta:name="Info 4"/>
  </office:meta>
</office:document-meta>
</file>